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automatic-styles>
    <style:style style:name="P1" style:family="paragraph" style:parent-style-name="Standard">
      <style:text-properties style:font-name="Poppins" fo:font-weight="bold" style:font-name-asian="Poppins1" style:font-weight-asian="bold" style:font-name-complex="Poppins1"/>
    </style:style>
    <style:style style:name="P2" style:family="paragraph" style:parent-style-name="Standard">
      <style:text-properties style:font-name="Poppins" style:font-name-asian="Poppins1" style:font-name-complex="Poppins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font-name="Poppins" fo:font-weight="bold" style:font-name-asian="Poppins1" style:font-weight-asian="bold" style:font-name-complex="Poppins1"/>
    </style:style>
    <style:style style:name="T2" style:family="text">
      <style:text-properties style:font-name="Poppins" style:font-name-asian="Poppins1" style:font-name-complex="Poppins1"/>
    </style:style>
    <style:style style:name="T3" style:family="text">
      <style:text-properties style:font-name="Poppins" style:text-underline-style="none" style:font-name-asian="Poppins1" style:font-name-complex="Poppi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stępne pytania do danych:</text:span></text:p>
      <text:p text:style-name="P1"/>
      <text:list xml:id="list3178973885" text:style-name="WWNum1">
        <text:list-item>
          <text:p text:style-name="P3"><text:span text:style-name="T2">W jaki sposób były zbierane? Czy były generowane, czy wpisywane np. ręcznie? Jeśli wpisywane, to kto to robił.</text:span></text:p>
        </text:list-item>
        <text:list-item>
          <text:p text:style-name="P3"><text:span text:style-name="T2">W jakim okresie czasu?</text:span></text:p>
        </text:list-item>
        <text:list-item>
          <text:p text:style-name="P3"><text:span text:style-name="T2">Co zawiera każda kolumna?</text:span></text:p>
        </text:list-item>
        <text:list-item>
          <text:p text:style-name="P3"><text:span text:style-name="T2">Czy sposób zbierania danych zmieniał się w czasie?</text:span></text:p>
        </text:list-item>
        <text:list-item>
          <text:p text:style-name="P3"><text:span text:style-name="T2">Czy jakieś dane były usuwane?</text:span></text:p>
        </text:list-item>
        <text:list-item>
          <text:p text:style-name="P3"><text:span text:style-name="T2">Czy wystąpiły braki w danych? Czy brakujące dane zostały uzupełnione? Jeśli tak, to w jaki sposób?</text:span></text:p>
        </text:list-item>
        <text:list-item>
          <text:p text:style-name="P3"><text:span text:style-name="T2">(Jeśli to istotne) Zapytać o czas spływania określonych danych</text:span></text:p>
        </text:list-item>
        <text:list-item>
          <text:p text:style-name="P3"><text:span text:style-name="T2">Czy w tym momencie zbierane są dane?</text:span></text:p>
        </text:list-item>
        <text:list-item>
          <text:p text:style-name="P3"><text:span text:style-name="T2">Czy dostaliśmy dostęp do części czy do wszystkich danych?</text:span></text:p>
        </text:list-item>
        <text:list-item>
          <text:p text:style-name="P3"><text:span text:style-name="T2">Czy dużym problemem jest zmiana sposobu zbierania danych?</text:span></text:p>
        </text:list-item>
        <text:list-item>
          <text:p text:style-name="P3"><text:span text:style-name="T2">Jakie potencjalnie jeszcze dane można by było zbierać? Ile czasu będzie potrzebne?</text:span>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oppins" fo:font-family="Poppin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15" meta:character-count="665" meta:non-whitespace-character-count="573"/>
    <meta:generator>LibreOfficeDev/6.0.5.2$Linux_X86_64 LibreOffice_project/</meta:generator>
  </office:meta>
</office:document-meta>
</file>